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roman"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 fo:font-size="10pt" style:font-size-asian="10pt" style:font-size-complex="10pt"/>
    </style:style>
    <style:style style:name="P3" style:family="paragraph" style:parent-style-name="Table_20_Contents">
      <style:paragraph-properties fo:text-align="end" style:justify-single-word="false"/>
      <style:text-properties style:font-name="Calibri" fo:font-size="10pt" style:font-size-asian="10pt" style:font-size-complex="10pt"/>
    </style:style>
    <style:style style:name="P4" style:family="paragraph" style:parent-style-name="Text_20_body">
      <style:paragraph-properties fo:text-align="end" style:justify-single-word="false"/>
      <style:text-properties style:font-name="Calibri" fo:font-size="10pt" style:font-size-asian="10pt" style:font-size-complex="10pt"/>
    </style:style>
    <style:style style:name="P5" style:family="paragraph" style:parent-style-name="Table_20_Contents">
      <style:paragraph-properties fo:text-align="end" style:justify-single-word="false"/>
      <style:text-properties style:font-name="Calibri"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 fo:font-size="10pt" style:font-size-asian="10pt" style:font-size-complex="10pt"/>
    </style:style>
    <style:style style:name="P7" style:family="paragraph" style:parent-style-name="Table_20_Contents">
      <style:paragraph-properties fo:text-align="justify" style:justify-single-word="false"/>
      <style:text-properties style:font-name="Calibri"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 fo:font-size="10pt" officeooo:rsid="0027ff99" officeooo:paragraph-rsid="0027ff99" style:font-size-asian="10pt" style:font-size-complex="10pt"/>
    </style:style>
    <style:style style:name="P9" style:family="paragraph" style:parent-style-name="Text_20_body">
      <style:text-properties style:font-name="Calibri" fo:font-size="10pt" style:font-size-asian="10pt" style:font-size-complex="10pt"/>
    </style:style>
    <style:style style:name="P10" style:family="paragraph" style:parent-style-name="Text_20_body">
      <style:text-properties style:font-name="Calibri" fo:font-size="10pt" officeooo:paragraph-rsid="00249bfd" style:font-size-asian="10pt" style:font-size-complex="10pt"/>
    </style:style>
    <style:style style:name="P11" style:family="paragraph" style:parent-style-name="Text_20_body">
      <style:text-properties style:font-name="Calibri" fo:font-size="10pt" officeooo:paragraph-rsid="002777af" style:font-size-asian="10pt" style:font-size-complex="10pt"/>
    </style:style>
    <style:style style:name="P12" style:family="paragraph" style:parent-style-name="Text_20_body">
      <style:text-properties style:font-name="Calibri" fo:font-size="10pt" officeooo:rsid="001f9bf5" officeooo:paragraph-rsid="00249bfd" style:font-size-asian="10pt" style:font-size-complex="10pt"/>
    </style:style>
    <style:style style:name="P13" style:family="paragraph" style:parent-style-name="Text_20_body">
      <style:text-properties style:font-name="Calibri"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 fo:font-size="10pt" officeooo:rsid="004a4b2c" officeooo:paragraph-rsid="004a4b2c" style:font-size-asian="10pt" style:font-size-complex="10pt"/>
    </style:style>
    <style:style style:name="P15" style:family="paragraph" style:parent-style-name="Text_20_body">
      <style:text-properties style:font-name="Calibri" fo:font-size="10pt" officeooo:paragraph-rsid="004668d9" style:font-size-asian="10pt" style:font-size-complex="10pt"/>
    </style:style>
    <style:style style:name="P16" style:family="paragraph" style:parent-style-name="Text_20_body">
      <style:text-properties style:font-name="Calibri" fo:font-size="10pt" officeooo:paragraph-rsid="0047cc8a" style:font-size-asian="10pt" style:font-size-complex="10pt"/>
    </style:style>
    <style:style style:name="P17" style:family="paragraph" style:parent-style-name="Table_20_Contents">
      <style:paragraph-properties fo:text-align="justify" style:justify-single-word="false"/>
      <style:text-properties style:font-name="Calibri" fo:font-size="10pt" fo:font-weight="bold" officeooo:rsid="00249bfd" officeooo:paragraph-rsid="00249bfd" style:font-size-asian="10pt" style:font-weight-asian="bold" style:font-size-complex="10pt" style:font-weight-complex="bold"/>
    </style:style>
    <style:style style:name="P18" style:family="paragraph" style:parent-style-name="Text_20_body">
      <style:paragraph-properties fo:text-align="start" style:justify-single-word="false"/>
      <style:text-properties style:font-name="Calibri"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Calibri" fo:font-size="10pt" fo:font-weight="bold" officeooo:rsid="002d19b5" officeooo:paragraph-rsid="002d19b5"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Calibri" fo:font-size="10pt" fo:font-weight="bold" officeooo:rsid="002d31c9" officeooo:paragraph-rsid="002d31c9"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font-name="Calibri"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Calibri" fo:font-size="10pt" fo:font-weight="bold" officeooo:rsid="004668d9" officeooo:paragraph-rsid="004668d9"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Calibri"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 fo:font-size="10pt" fo:font-weight="bold" officeooo:rsid="004a4b2c" officeooo:paragraph-rsid="004a4b2c"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Calibri" fo:font-size="10pt" fo:font-weight="bold" officeooo:rsid="004a4b2c" officeooo:paragraph-rsid="004a4b2c" style:font-size-asian="10pt" style:font-weight-asian="bold" style:font-size-complex="10pt" style:font-weight-complex="bold"/>
    </style:style>
    <style:style style:name="P26" style:family="paragraph" style:parent-style-name="Text_20_body">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Calibri" fo:font-size="10pt" fo:font-weight="normal" officeooo:paragraph-rsid="002d31c9" style:font-size-asian="10pt" style:font-weight-asian="normal" style:font-size-complex="10pt" style:font-weight-complex="normal"/>
    </style:style>
    <style:style style:name="P28" style:family="paragraph" style:parent-style-name="Text_20_body" style:master-page-name="Spectrum_20_Letterhead">
      <style:paragraph-properties fo:text-align="end" style:justify-single-word="false" style:page-number="auto"/>
      <style:text-properties style:font-name="Calibri" fo:font-size="10pt" style:font-size-asian="10pt" style:font-size-complex="10pt"/>
    </style:style>
    <style:style style:name="P29" style:family="paragraph" style:parent-style-name="Text_20_body" style:list-style-name="L1">
      <style:text-properties style:font-name="Calibri" fo:font-size="10pt" officeooo:paragraph-rsid="00249bfd" style:font-size-asian="10pt" style:font-size-complex="10pt"/>
    </style:style>
    <style:style style:name="P30" style:family="paragraph" style:parent-style-name="Text_20_body" style:list-style-name="L1">
      <style:text-properties style:font-name="Calibri" fo:font-size="10pt" officeooo:paragraph-rsid="004ae09d" style:font-size-asian="10pt" style:font-size-complex="10pt"/>
    </style:style>
    <style:style style:name="P31" style:family="paragraph" style:parent-style-name="Text_20_body" style:list-style-name="L1">
      <style:text-properties style:font-name="Calibri" fo:font-size="10pt" officeooo:rsid="00482e3d" officeooo:paragraph-rsid="004ae09d" style:font-size-asian="10pt" style:font-size-complex="10pt"/>
    </style:style>
    <style:style style:name="P32" style:family="paragraph" style:parent-style-name="Text_20_body">
      <style:paragraph-properties fo:text-align="justify" style:justify-single-word="false"/>
      <style:text-properties style:font-name="Calibri" fo:font-size="10pt" fo:font-weight="bold" officeooo:paragraph-rsid="004668d9" style:font-size-asian="10pt" style:font-weight-asian="bold" style:font-size-complex="10pt" style:font-weight-complex="bold"/>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fo:font-weight="normal" style:font-weight-asian="normal" style:font-weight-complex="normal"/>
    </style:style>
    <style:style style:name="T5" style:family="text">
      <style:text-properties officeooo:rsid="002e05e2"/>
    </style:style>
    <style:style style:name="T6" style:family="text">
      <style:text-properties officeooo:rsid="002f0923"/>
    </style:style>
    <style:style style:name="T7" style:family="text">
      <style:text-properties officeooo:rsid="004667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lause2"/>
        <text:variable-decl office:value-type="string" text:name="clause5"/>
        <text:variable-decl office:value-type="string" text:name="clause10"/>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7">C</text:span><text:span text:style-name="T6">A</text:span><text:span text:style-name="T3">/</text:span>2022/<text:variable-set text:name="seq" office:value-type="string">seq</text:variable-set></text:p>
      <text:p text:style-name="P18"><text:variable-set text:name="name" office:value-type="string">name</text:variable-set></text:p>
      <text:p text:style-name="P26"><text:variable-set text:name="address" office:value-type="string">address</text:variable-set></text:p>
      <text:p text:style-name="P9"/>
      <text:p text:style-name="P9">Subject<text:tab/><text:tab/>: Appointment in the position of <text:span text:style-name="T2"><text:variable-set text:name="designation" office:value-type="string">designation</text:variable-set></text:span></text:p>
      <text:p text:style-name="P9"/>
      <text:p text:style-name="P9">Dear <text:span text:style-name="T4"><text:variable-set text:name="salutation" office:value-type="string">salutation</text:variable-set></text:span><text:span text:style-name="T2"><text:s/></text:span><text:span text:style-name="T4"><text:variable-set text:name="name" office:value-type="string">name</text:variable-set></text:span></text:p>
      <text:p text:style-name="P9"/>
      <text:p text:style-name="P9"/>
      <text:p text:style-name="P15">With reference to your application with us, the Management is pleased to offer you an appointment on contractual basis in the position of <text:span text:style-name="T2"><text:variable-set text:name="designation" office:value-type="string">designation</text:variable-set></text:span><text:s/>in <text:variable-set text:name="unit" office:value-type="string">unit</text:variable-set><text:s/>Unit under the <text:variable-set text:name="wing" office:value-type="string">wing</text:variable-set><text:s/>Wing of Spectrum Engineering Consortium Ltd. under the following terms and conditions. You are expected to join on <text:span text:style-name="T2"><text:variable-set text:name="effectivefrom" office:value-type="string">effectivefrom</text:variable-set></text:span>.</text:p>
      <text:p text:style-name="P15"/>
      <text:p text:style-name="P9">Please take note of your employment details and your terms of engagement outlined here.</text:p>
      <text:p text:style-name="P9"/>
      <table:table table:name="Table1" table:style-name="Table1">
        <table:table-column table:style-name="Table1.A"/>
        <table:table-column table:style-name="Table1.B"/>
        <table:table-column table:style-name="Table1.C"/>
        <table:table-row table:style-name="TableLine2326617447264">
          <table:table-cell table:style-name="Table1.A1" office:value-type="string">
            <text:p text:style-name="P20">1</text:p>
          </table:table-cell>
          <table:table-cell table:style-name="Table1.A1" office:value-type="string">
            <text:p text:style-name="P17">Designation</text:p>
          </table:table-cell>
          <table:table-cell table:style-name="Table1.C1" office:value-type="string">
            <text:p text:style-name="P32"><text:variable-set text:name="designation" office:value-type="string">designation</text:variable-set></text:p>
          </table:table-cell>
        </table:table-row>
        <table:table-row table:style-name="TableLine2326617459504">
          <table:table-cell table:style-name="Table1.A2" office:value-type="string">
            <text:p text:style-name="P22">2</text:p>
          </table:table-cell>
          <table:table-cell table:style-name="Table1.A2" office:value-type="string">
            <text:p text:style-name="P17">Wing</text:p>
          </table:table-cell>
          <table:table-cell table:style-name="Table1.C2" office:value-type="string">
            <text:p text:style-name="P6"><text:variable-set text:name="wing" office:value-type="string">wing</text:variable-set></text:p>
          </table:table-cell>
        </table:table-row>
        <table:table-row table:style-name="TableLine2326617457056">
          <table:table-cell table:style-name="Table1.A2" office:value-type="string">
            <text:p text:style-name="P22">3</text:p>
          </table:table-cell>
          <table:table-cell table:style-name="Table1.A2" office:value-type="string">
            <text:p text:style-name="P17">Unit</text:p>
          </table:table-cell>
          <table:table-cell table:style-name="Table1.C2" office:value-type="string">
            <text:p text:style-name="P6"><text:variable-set text:name="unit" office:value-type="string">unit</text:variable-set></text:p>
          </table:table-cell>
        </table:table-row>
        <table:table-row table:style-name="TableLine2326617460592">
          <table:table-cell table:style-name="Table1.A2" office:value-type="string">
            <text:p text:style-name="P25">4</text:p>
          </table:table-cell>
          <table:table-cell table:style-name="Table1.A2" office:value-type="string">
            <text:p text:style-name="P24">Project</text:p>
          </table:table-cell>
          <table:table-cell table:style-name="Table1.C2" office:value-type="string">
            <text:p text:style-name="P14"><text:variable-set text:name="project" office:value-type="string">project</text:variable-set></text:p>
          </table:table-cell>
        </table:table-row>
        <table:table-row table:style-name="TableLine2326617454336">
          <table:table-cell table:style-name="Table1.A2" office:value-type="string">
            <text:p text:style-name="P25">5</text:p>
          </table:table-cell>
          <table:table-cell table:style-name="Table1.A2" office:value-type="string">
            <text:p text:style-name="P21">Reporting Supervisor</text:p>
          </table:table-cell>
          <table:table-cell table:style-name="Table1.C2" office:value-type="string">
            <text:p text:style-name="P6"><text:variable-set text:name="supervisor" office:value-type="string">supervisor</text:variable-set></text:p>
          </table:table-cell>
        </table:table-row>
        <table:table-row table:style-name="TableLine2326617456240">
          <table:table-cell table:style-name="Table1.A2" office:value-type="string">
            <text:p text:style-name="P25">6</text:p>
          </table:table-cell>
          <table:table-cell table:style-name="Table1.A2" office:value-type="string">
            <text:p text:style-name="P19">Contract starts on</text:p>
          </table:table-cell>
          <table:table-cell table:style-name="Table1.C2" office:value-type="string">
            <text:p text:style-name="P27"><text:variable-set text:name="effectivefrom" office:value-type="string">effectivefrom</text:variable-set></text:p>
          </table:table-cell>
        </table:table-row>
        <table:table-row table:style-name="TableLine2326617461952">
          <table:table-cell table:style-name="Table1.A2" office:value-type="string">
            <text:p text:style-name="P25">7</text:p>
          </table:table-cell>
          <table:table-cell table:style-name="Table1.A2" office:value-type="string">
            <text:p text:style-name="P23">Contract Valid Till</text:p>
          </table:table-cell>
          <table:table-cell table:style-name="Table1.C2" office:value-type="string">
            <text:p text:style-name="P27"><text:variable-set text:name="validto" office:value-type="string">validto</text:variable-set></text:p>
          </table:table-cell>
        </table:table-row>
        <table:table-row table:style-name="TableLine2326617448896">
          <table:table-cell table:style-name="Table1.A2" office:value-type="string">
            <text:p text:style-name="P25">8</text:p>
          </table:table-cell>
          <table:table-cell table:style-name="Table1.A2" office:value-type="string">
            <text:p text:style-name="P17">Remuneration</text:p>
          </table:table-cell>
          <table:table-cell table:style-name="Table1.C2" office:value-type="string">
            <text:p text:style-name="P8">BDT <text:variable-set text:name="remuneration" office:value-type="string">remuneration</text:variable-set><text:s/>only per month</text:p>
          </table:table-cell>
        </table:table-row>
      </table:table>
      <text:p text:style-name="P9"/>
      <text:list xml:id="list1486020379" text:style-name="L1">
        <text:list-item>
          <text:p text:style-name="P29">You will be engaged as a contractual employee. Your employment will be on contractual basis in Spectrum. However, if your overall performance is not found satisfactory during the period, the company has the right to cancel your contract at any time.</text:p>
        </text:list-item>
        <text:list-item>
          <text:p text:style-name="P31"><text:variable-set text:name="clause2" office:value-type="string">clause2</text:variable-set></text:p>
        </text:list-item>
        <text:list-item>
          <text:p text:style-name="P29">Your appointment is being made on a contractual basis, which commence on <text:span text:style-name="T2"><text:variable-set text:name="effectivefrom" office:value-type="string">effectivefrom</text:variable-set></text:span>. Since your appointment is being made for a specified period, you will neither have any right nor a lien on the job held by you. Also, you will not claim regular employment even if there is such a vacancy for the post held by you or otherwise. </text:p>
        </text:list-item>
        <text:list-item>
          <text:p text:style-name="P29">During the contract period you will be entitled to a consolidated salary of BDT <text:span text:style-name="T2"><text:variable-set text:name="remuneration" office:value-type="string">remuneration</text:variable-set></text:span><text:s/>(<text:span text:style-name="T2"><text:variable-set text:name="totalinwords" office:value-type="string">totalinwords</text:variable-set></text:span>) only per month.</text:p>
        </text:list-item>
        <text:list-item>
          <text:p text:style-name="P31"><text:variable-set text:name="clause5" office:value-type="string">clause5</text:variable-set></text:p>
        </text:list-item>
        <text:list-item>
          <text:p text:style-name="P29">Rules and regulations as laid down by the Company from time to time shall be binding upon you.</text:p>
        </text:list-item>
        <text:list-item>
          <text:p text:style-name="P29">You are strictly advised to protect your employment information like Salary, Increment and Bonus from other employees of Spectrum. This is your responsibility to keep your information confidential.</text:p>
        </text:list-item>
        <text:list-item>
          <text:p text:style-name="P29">Except one months’ notice or salary in lieu thereof, no compensation or remaining wages for the unexpired period of contractual and fixed period of appointment will be payable by the management if your services are terminated before the aforesaid specified and fixed period of your service.</text:p>
        </text:list-item>
        <text:list-item>
          <text:p text:style-name="P29">In case of extension of the project, contract renewal will be the sole discretion of the Company subject to your satisfactory performance.</text:p>
        </text:list-item>
        <text:list-item>
          <text:p text:style-name="P30"><text:variable-set text:name="clause10" office:value-type="string">clause10</text:variable-set></text:p>
        </text:list-item>
        <text:list-item>
          <text:p text:style-name="P29"><text:soft-page-break/>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29">In the event you do not abide by the company terms and conditions the company may take disciplinary action against you which could include even dismissal from employment. </text:p>
        </text:list-item>
        <text:list-item>
          <text:p text:style-name="P29">You are expected to maintain confidentiality on matters pertaining to the affairs of the Company. </text:p>
        </text:list-item>
        <text:list-item>
          <text:p text:style-name="P29">No gift and / or gratuity of any nature shall be accepted by you from any supplier, customer or any other person who has or intends to have business association with the Company. </text:p>
        </text:list-item>
        <text:list-item>
          <text:p text:style-name="P29">Income tax and other taxes or levies as applicable under the laws of Bangladesh; shall be on your account. </text:p>
        </text:list-item>
        <text:list-item>
          <text:p text:style-name="P29">Your placement will be initially in <text:span text:style-name="T2"><text:variable-set text:name="site" office:value-type="string">site</text:variable-set></text:span><text:s/>and you will be reporting to <text:span text:style-name="T2"><text:variable-set text:name="supervisor" office:value-type="string">supervisor</text:variable-set></text:span>.</text:p>
        </text:list-item>
      </text:list>
      <text:p text:style-name="P10"/>
      <text:p text:style-name="P10"/>
      <text:p text:style-name="P16">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5">Sincerely y</text:span>ou<text:span text:style-name="T5">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326617462224">
          <table:table-cell table:style-name="Table2.A1" table:number-columns-spanned="2" office:value-type="string">
            <text:p text:style-name="P6">For Spectrum Engineering Consortium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326617456784">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326617459776">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326617454064">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family-generic="roman"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2"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1"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4-03T15:44:19.426000000</dc:date>
    <meta:editing-duration>PT5H27M7S</meta:editing-duration>
    <meta:editing-cycles>38</meta:editing-cycles>
    <meta:generator>LibreOffice/7.2.5.2$Windows_X86_64 LibreOffice_project/499f9727c189e6ef3471021d6132d4c694f357e5</meta:generator>
    <meta:document-statistic meta:table-count="2" meta:image-count="1" meta:object-count="0" meta:page-count="2" meta:paragraph-count="57" meta:word-count="586" meta:character-count="3525" meta:non-whitespace-character-count="3004"/>
  </office:meta>
</office:document-meta>
</file>